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695*"/>
    </style:style>
    <style:style style:name="Table1.B" style:family="table-column">
      <style:table-column-properties style:column-width="5.75in" style:rel-column-width="8280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7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7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erif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DejaVu Serif" fo:font-style="normal" style:font-style-asian="normal" style:font-style-complex="normal"/>
    </style:style>
    <style:style style:name="T13" style:family="text"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style:font-name="DejaVu Seri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2">The Non-Casual Reference to</text:p>
      <text:p text:style-name="P11"/>
      <text:p text:style-name="P14">PoSRIC</text:p>
      <text:p text:style-name="P26"><text:span text:style-name="T6">\</text:span>ˈpȯz<text:span text:style-name="T6">-ˈrik\</text:span></text:p>
      <text:p text:style-name="P5"/>
      <text:p text:style-name="P8">an acronym for the</text:p>
      <text:p text:style-name="P4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5"/>
      <text:p text:style-name="P13"/>
      <text:p text:style-name="P13"/>
      <text:p text:style-name="P13"/>
      <text:p text:style-name="P13"/>
      <text:p text:style-name="P13">By Charles Thomps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25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0">Introduction<text:tab/>…...............................................................................<text:tab/>I</text:p>
      <text:p text:style-name="P10">Building (Linux)<text:tab/>…...............................................................................<text:tab/>II.I</text:p>
      <text:p text:style-name="P10">Commands<text:tab/><text:tab/>…...............................................................................<text:tab/>III</text:p>
      <text:p text:style-name="P10">RiPorFS vII<text:span text:style-name="T14">β</text:span><text:tab/>…...............................................................................<text:tab/>VI.I</text:p>
      <text:p text:style-name="P10">RiPorFS Ridge #s<text:tab/>…...............................................................................<text:tab/>VI.I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Introduction</text:p>
      <text:p text:style-name="P1"/>
      <text:p text:style-name="P10">RiPorFS<text:span text:style-name="T4"> was created with the idea of a truly limitless and portable file system.</text:span></text:p>
      <text:p text:style-name="P20"><text:span text:style-name="T7">Building(Linux)</text:span></text:p>
      <text:p text:style-name="P20"><text:span text:style-name="T8"/></text:p>
      <text:p text:style-name="P10"><text:span text:style-name="T4">To build </text:span>PoSRIC<text:span text:style-name="T4"> under linux you must have make and some form of GCC-like C compiler. Once those are installed, run </text:span><text:span text:style-name="T9">make </text:span><text:span text:style-name="T11">in the root </text:span><text:span text:style-name="T12">PoSRIC</text:span><text:span text:style-name="T11"> directory, and </text:span><text:span text:style-name="T9">sudo make </text:span><text:span text:style-name="T13">install</text:span><text:span text:style-name="T11"> to install into /usr/bin.</text:span></text:p>
      <text:p text:style-name="P1"><text:span text:style-name="T12">Commands</text:span></text:p>
      <text:p text:style-name="P20"><text:span text:style-name="T11"/></text:p>
      <text:p text:style-name="P20"><text:span text:style-name="T1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ommand</text:p>
          </table:table-cell>
          <table:table-cell table:style-name="Table1.B1" office:value-type="string">
            <text:p text:style-name="P16">Description</text:p>
          </table:table-cell>
        </table:table-row>
        <table:table-row>
          <table:table-cell table:style-name="Table1.A2" office:value-type="string">
            <text:p text:style-name="P15">#:foo is blue;</text:p>
          </table:table-cell>
          <table:table-cell table:style-name="Table1.B2" office:value-type="string">
            <text:p text:style-name="P15">Make a comment about foo being blue</text:p>
          </table:table-cell>
        </table:table-row>
        <table:table-row>
          <table:table-cell table:style-name="Table1.A2" office:value-type="string">
            <text:p text:style-name="P15">exit:;</text:p>
          </table:table-cell>
          <table:table-cell table:style-name="Table1.B2" office:value-type="string">
            <text:p text:style-name="P15">Exit posric with no errors</text:p>
          </table:table-cell>
        </table:table-row>
        <table:table-row>
          <table:table-cell table:style-name="Table1.A2" office:value-type="string">
            <text:p text:style-name="P15">giveUp:foo;</text:p>
          </table:table-cell>
          <table:table-cell table:style-name="Table1.B2" office:value-type="string">
            <text:p text:style-name="P15">Print “foo” and exit if the last command ended in error</text:p>
          </table:table-cell>
        </table:table-row>
        <table:table-row>
          <table:table-cell table:style-name="Table1.A2" office:value-type="string">
            <text:p text:style-name="P15">echo:foo;</text:p>
          </table:table-cell>
          <table:table-cell table:style-name="Table1.B2" office:value-type="string">
            <text:p text:style-name="P15">Print “foo” to the screen</text:p>
          </table:table-cell>
        </table:table-row>
        <table:table-row>
          <table:table-cell table:style-name="Table1.A2" office:value-type="string">
            <text:p text:style-name="P15">use:foo.rpf;</text:p>
          </table:table-cell>
          <table:table-cell table:style-name="Table1.B2" office:value-type="string">
            <text:p text:style-name="P15">Use the archive “foo.rpf”</text:p>
          </table:table-cell>
        </table:table-row>
        <table:table-row>
          <table:table-cell table:style-name="Table1.A7" office:value-type="string">
            <text:p text:style-name="P15">format:;</text:p>
          </table:table-cell>
          <table:table-cell table:style-name="Table1.B7" office:value-type="string">
            <text:p text:style-name="P15">Format the archive being used</text:p>
          </table:table-cell>
        </table:table-row>
      </table:table>
      <text:p text:style-name="P1">RiPorFS vII Specs</text:p>
      <text:p text:style-name="P1"/>
      <text:p text:style-name="P7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with a range between 1 &amp; 256, and have a dual purpose: to describe data, and to provide data. Description ridges have the 8<text:span text:style-name="T2">th</text:span> bit set, and describe the data ridges that follow. Data ridges describe blocks of data that are 1-128 bytes long and end with a Fletcher 16 checksum. The data from the data ridges following a descriptor ridges are combined, and interpreted as descriptor ridges tell t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RiPorFS Ridge #s</text:p>
      <text:p text:style-name="P6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16">Hex Value</text:p>
          </table:table-cell>
          <table:table-cell table:style-name="ridges.A1" office:value-type="string">
            <text:p text:style-name="P16">Name</text:p>
          </table:table-cell>
          <table:table-cell table:style-name="ridges.C1" office:value-type="string">
            <text:p text:style-name="P16">Description</text:p>
          </table:table-cell>
        </table:table-row>
        <table:table-row>
          <table:table-cell table:style-name="ridges.A2" office:value-type="string">
            <text:p text:style-name="P16">FF</text:p>
          </table:table-cell>
          <table:table-cell table:style-name="ridges.A2" office:value-type="string">
            <text:p text:style-name="P16">NULL Data</text:p>
          </table:table-cell>
          <table:table-cell table:style-name="ridges.C2" office:value-type="string">
            <text:p text:style-name="P15">Used when the following data can be ignored</text:p>
          </table:table-cell>
        </table:table-row>
        <table:table-row>
          <table:table-cell table:style-name="ridges.A2" office:value-type="string">
            <text:p text:style-name="P16">FE</text:p>
          </table:table-cell>
          <table:table-cell table:style-name="ridges.A2" office:value-type="string">
            <text:p text:style-name="P16">File Data Ridge</text:p>
          </table:table-cell>
          <table:table-cell table:style-name="ridges.C2" office:value-type="string">
            <text:p text:style-name="P15">Used when filedata is being read</text:p>
          </table:table-cell>
        </table:table-row>
        <table:table-row>
          <table:table-cell table:style-name="ridges.A2" office:value-type="string">
            <text:p text:style-name="P16">FD</text:p>
          </table:table-cell>
          <table:table-cell table:style-name="ridges.A2" office:value-type="string">
            <text:p text:style-name="P16">File Name Ridge</text:p>
          </table:table-cell>
          <table:table-cell table:style-name="ridges.C2" office:value-type="string">
            <text:p text:style-name="P15">Used when a filename is being read. Encoded UTF-8</text:p>
          </table:table-cell>
        </table:table-row>
        <table:table-row>
          <table:table-cell table:style-name="ridges.A2" office:value-type="string">
            <text:p text:style-name="P16">FC</text:p>
          </table:table-cell>
          <table:table-cell table:style-name="ridges.A2" office:value-type="string">
            <text:p text:style-name="P16">Directory Name Ridge</text:p>
          </table:table-cell>
          <table:table-cell table:style-name="ridges.C2" office:value-type="string">
            <text:p text:style-name="P15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16">FB</text:p>
          </table:table-cell>
          <table:table-cell table:style-name="ridges.A2" office:value-type="string">
            <text:p text:style-name="P16">Directory End Ridge</text:p>
          </table:table-cell>
          <table:table-cell table:style-name="ridges.C2" office:value-type="string">
            <text:p text:style-name="P15">Used to end a directory</text:p>
          </table:table-cell>
        </table:table-row>
        <table:table-row>
          <table:table-cell table:style-name="ridges.A2" office:value-type="string">
            <text:p text:style-name="P16">FA</text:p>
          </table:table-cell>
          <table:table-cell table:style-name="ridges.A2" office:value-type="string">
            <text:p text:style-name="P16">Time Of Creation</text:p>
          </table:table-cell>
          <table:table-cell table:style-name="ridges.C2" office:value-type="string">
            <text:p text:style-name="P15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16">F9</text:p>
          </table:table-cell>
          <table:table-cell table:style-name="ridges.A2" office:value-type="string">
            <text:p text:style-name="P16">Time Of Modification</text:p>
          </table:table-cell>
          <table:table-cell table:style-name="ridges.C2" office:value-type="string">
            <text:p text:style-name="P15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16">F8</text:p>
          </table:table-cell>
          <table:table-cell table:style-name="ridges.A2" office:value-type="string">
            <text:p text:style-name="P16">File Owner</text:p>
          </table:table-cell>
          <table:table-cell table:style-name="ridges.C2" office:value-type="string">
            <text:p text:style-name="P15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16">F7</text:p>
          </table:table-cell>
          <table:table-cell table:style-name="ridges.A2" office:value-type="string">
            <text:p text:style-name="P16">Last Writer</text:p>
          </table:table-cell>
          <table:table-cell table:style-name="ridges.C2" office:value-type="string">
            <text:p text:style-name="P15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16">F6</text:p>
          </table:table-cell>
          <table:table-cell table:style-name="ridges.A2" office:value-type="string">
            <text:p text:style-name="P16">Permissions</text:p>
          </table:table-cell>
          <table:table-cell table:style-name="ridges.C2" office:value-type="string">
            <text:p text:style-name="P15">The UNIX permissions for the following files/directories</text:p>
          </table:table-cell>
        </table:table-row>
        <table:table-row>
          <table:table-cell table:style-name="ridges.A2" office:value-type="string">
            <text:p text:style-name="P16">F5</text:p>
          </table:table-cell>
          <table:table-cell table:style-name="ridges.A2" office:value-type="string">
            <text:p text:style-name="P16">File Type</text:p>
          </table:table-cell>
          <table:table-cell table:style-name="ridges.C12" office:value-type="string">
            <text:p text:style-name="P15">The MIME type of the following files</text:p>
          </table:table-cell>
        </table:table-row>
        <table:table-row>
          <table:table-cell table:style-name="ridges.A13" office:value-type="float" office:value="80">
            <text:p text:style-name="P16">80</text:p>
          </table:table-cell>
          <table:table-cell table:style-name="ridges.A2" office:value-type="string">
            <text:p text:style-name="P16">XML Metadata</text:p>
          </table:table-cell>
          <table:table-cell table:style-name="ridges.C12" office:value-type="string">
            <text:p text:style-name="P15">Misc. XML metadat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1-03T18:53:21</dc:date>
    <meta:editing-duration>P1DT1H29M28S</meta:editing-duration>
    <meta:editing-cycles>69</meta:editing-cycles>
    <meta:generator>OpenOffice/4.1.2$Linux OpenOffice.org_project/412m3$Build-9782</meta:generator>
    <meta:document-statistic meta:table-count="2" meta:image-count="1" meta:object-count="0" meta:page-count="4" meta:paragraph-count="74" meta:word-count="444" meta:character-count="3039"/>
  </office:meta>
</office:document-meta>
</file>